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erpriseConcurrentTriggerScheduler.schedule( Runnable task , Trigger tri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TaskScheduler.setClock( Clock c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stExecutionAdapter.LastExecutionAdapter( @ Nullable LastExecution 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Scheduler.ConcurrentTaskScheduler( ScheduledExecutorService scheduled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currentTaskScheduler.schedule( Runnable task , Instant start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TaskScheduler.Concurren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stExecutionAdapter.lastComple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stExecutionAdapter.lastActualExec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Scheduler.schedule( Runnable task , Trigger trig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currentTaskScheduler.decorateTask( Runnable task , boolean isRepeatingT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TaskScheduler.scheduleWithFixedDelay( Runnable task , Instant startTime , Duration del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currentTaskScheduler.setErrorHandler(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astExecutionAdapter.lastScheduledExecu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Scheduler.getC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ggerAdapter.TriggerAdapter( Trigger adapt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Scheduler.scheduleAtFixedRate( Runnable task , Instant startTime , Duration peri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riggerAdapter.toInstant( @ Nullable Date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Scheduler.scheduleWithFixedDelay( Runnable task , Duration del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TaskScheduler.scheduleAtFixedRate( Runnable task , Duration peri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TaskScheduler.initScheduledExecutor( @ Nullable ScheduledExecutorService scheduledExecu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currentTaskScheduler.ConcurrentTaskScheduler( Executor concurrentExecutor , ScheduledExecutorService scheduled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ggerAdapter.getNextRunTime( @ Nullable LastExecution le , Date taskScheduled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iggerAdapter.skipRun( LastExecution lastExecutionInfo , Date scheduledRu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TaskScheduler.setScheduledExecutor( @ Nullable ScheduledExecutorService scheduled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